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02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1.3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rotation-angle="9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c9211e"/>
    </style:style>
    <style:style style:name="ce1" style:family="table-cell" style:parent-style-name="Default" style:data-style-name="N100">
      <style:table-cell-properties style:rotation-angle="90"/>
    </style:style>
    <style:style style:name="ce11" style:family="table-cell" style:parent-style-name="Default" style:data-style-name="N100">
      <style:table-cell-properties fo:background-color="#ffff00"/>
    </style:style>
    <style:style style:name="ce12" style:family="table-cell" style:parent-style-name="Default" style:data-style-name="N100">
      <style:table-cell-properties fo:background-color="#66ff66"/>
    </style:style>
    <style:style style:name="ce19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c9211e"/>
    </style:style>
    <style:style style:name="ce2" style:family="table-cell" style:parent-style-name="Default" style:data-style-name="N100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11">
      <style:table-cell-properties fo:background-color="#ffff00"/>
    </style:style>
    <style:style style:name="ce17" style:family="table-cell" style:parent-style-name="Default" style:data-style-name="N111">
      <style:table-cell-properties fo:background-color="#66ff66"/>
    </style:style>
    <style:style style:name="ce28" style:family="table-cell" style:parent-style-name="Default" style:data-style-name="N111">
      <style:table-cell-properties fo:background-color="#c9211e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number-columns-repeated="1009" table:default-cell-style-name="Default"/>
        <table:table-header-rows>
          <table:table-row table:style-name="ro1">
            <table:table-cell table:style-name="ce3"/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0"/>
          </table:table-row>
        </table:table-header-rows>
        <table:table-row table:style-name="ro2">
          <table:table-cell table:style-name="ce8" office:value-type="string" calcext:value-type="string">
            <text:p>A1</text:p>
          </table:table-cell>
          <table:table-cell table:style-name="ce11" office:value-type="string" calcext:value-type="string">
            <text:p>0633</text:p>
          </table:table-cell>
          <table:table-cell table:style-name="ce8" office:value-type="string" calcext:value-type="string">
            <text:p>PESA-LINK</text:p>
          </table:table-cell>
          <table:table-cell table:style-name="ce8"/>
          <table:table-cell table:style-name="ce8" office:value-type="string" calcext:value-type="string">
            <text:p>?</text:p>
          </table:table-cell>
          <table:table-cell table:style-name="ce8" office:value-type="float" office:value="57.13" calcext:value-type="float">
            <text:p>57,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V</text:p>
          </table:table-cell>
          <table:table-cell table:style-name="ce8" table:formula="of:=2*565" office:value-type="float" office:value="1130" calcext:value-type="float">
            <text:p>113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?</text:p>
          </table:table-cell>
          <table:table-cell table:formula="of:=IF(ISNUMBER([.F2]);[.E2]/[.F2];&quot;&quot;)" office:value-type="string" office:string-value="" calcext:value-type="error">
            <text:p>#WERT!</text:p>
          </table:table-cell>
          <table:table-cell table:formula="of:=IF(ISNUMBER([.L2]);[.J2]/[.L2];&quot;&quot;)">
            <text:p/>
          </table:table-cell>
          <table:table-cell table:style-name="ce8" table:number-columns-repeated="1010"/>
        </table:table-row>
        <table:table-row table:style-name="ro2">
          <table:table-cell table:style-name="ce9" office:value-type="string" calcext:value-type="string">
            <text:p>A2</text:p>
          </table:table-cell>
          <table:table-cell table:style-name="ce12" office:value-type="string" calcext:value-type="string">
            <text:p>0642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Classic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1.7" calcext:value-type="float">
            <text:p>41,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360" office:value-type="float" office:value="720" calcext:value-type="float">
            <text:p>7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9" calcext:value-type="float">
            <text:p>69</text:p>
          </table:table-cell>
          <table:table-cell table:style-name="ce17" table:formula="of:=IF(ISNUMBER([.F3]);[.E3]/[.F3];&quot;&quot;)" office:value-type="float" office:value="2.6378896882494" calcext:value-type="float">
            <text:p>2,6</text:p>
          </table:table-cell>
          <table:table-cell table:style-name="ce17" table:formula="of:=IF(ISNUMBER([.L3]);[.J3]/[.L3];&quot;&quot;)" office:value-type="float" office:value="10.4347826086957" calcext:value-type="float">
            <text:p>10,4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A3</text:p>
          </table:table-cell>
          <table:table-cell table:style-name="ce12" office:value-type="string" calcext:value-type="string">
            <text:p>0643</text:p>
          </table:table-cell>
          <table:table-cell table:style-name="ce9" office:value-type="string" calcext:value-type="string">
            <text:p>TALENT</text:p>
          </table:table-cell>
          <table:table-cell table:style-name="ce9" office:value-type="string" calcext:value-type="string">
            <text:p>Talent 1 DM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48.36" calcext:value-type="float">
            <text:p>48,3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2" calcext:value-type="float">
            <text:p>72</text:p>
          </table:table-cell>
          <table:table-cell table:style-name="ce17" table:formula="of:=IF(ISNUMBER([.F4]);[.E4]/[.F4];&quot;&quot;)" office:value-type="float" office:value="2.83291976840364" calcext:value-type="float">
            <text:p>2,8</text:p>
          </table:table-cell>
          <table:table-cell table:style-name="ce17" table:formula="of:=IF(ISNUMBER([.L4]);[.J4]/[.L4];&quot;&quot;)" office:value-type="float" office:value="8.75" calcext:value-type="float">
            <text:p>8,8</text:p>
          </table:table-cell>
          <table:table-cell table:style-name="ce9" office:value-type="string" calcext:value-type="string">
            <text:p>Jeweils Minimalwerte von Wiki’s Bereichen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0615</text:p>
          </table:table-cell>
          <table:table-cell table:style-name="ce9" office:value-type="string" calcext:value-type="string">
            <text:p>Itino</text:p>
          </table:table-cell>
          <table:table-cell table:style-name="ce9"/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39.47" calcext:value-type="float">
            <text:p>39,4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570" office:value-type="float" office:value="1140" calcext:value-type="float">
            <text:p>114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61.5" calcext:value-type="float">
            <text:p>61,5</text:p>
          </table:table-cell>
          <table:table-cell table:style-name="ce17" table:formula="of:=IF(ISNUMBER([.F5]);[.E5]/[.F5];&quot;&quot;)" office:value-type="float" office:value="3.0149480618191" calcext:value-type="float">
            <text:p>3,0</text:p>
          </table:table-cell>
          <table:table-cell table:style-name="ce17" table:formula="of:=IF(ISNUMBER([.L5]);[.J5]/[.L5];&quot;&quot;)" office:value-type="float" office:value="18.5365853658537" calcext:value-type="float">
            <text:p>18,5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1</text:p>
          </table:table-cell>
          <table:table-cell table:style-name="ce19" office:value-type="string" calcext:value-type="string">
            <text:p>0640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2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7.26" calcext:value-type="float">
            <text:p>27,2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1" calcext:value-type="float">
            <text:p>41</text:p>
          </table:table-cell>
          <table:table-cell table:style-name="ce17" table:formula="of:=IF(ISNUMBER([.F6]);[.E6]/[.F6];&quot;&quot;)" office:value-type="float" office:value="1.90755685986794" calcext:value-type="float">
            <text:p>1,9</text:p>
          </table:table-cell>
          <table:table-cell table:style-name="ce17" table:formula="of:=IF(ISNUMBER([.L6]);[.J6]/[.L6];&quot;&quot;)" office:value-type="float" office:value="7.68292682926829" calcext:value-type="float">
            <text:p>7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2</text:p>
          </table:table-cell>
          <table:table-cell table:style-name="ce12" office:value-type="string" calcext:value-type="string">
            <text:p>0648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4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1.81" calcext:value-type="float">
            <text:p>41,8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400" office:value-type="float" office:value="800" calcext:value-type="float">
            <text:p>8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3.5" calcext:value-type="float">
            <text:p>63,5</text:p>
          </table:table-cell>
          <table:table-cell table:style-name="ce17" table:formula="of:=IF(ISNUMBER([.F7]);[.E7]/[.F7];&quot;&quot;)" office:value-type="float" office:value="2.87012676393207" calcext:value-type="float">
            <text:p>2,9</text:p>
          </table:table-cell>
          <table:table-cell table:style-name="ce17" table:formula="of:=IF(ISNUMBER([.L7]);[.J7]/[.L7];&quot;&quot;)" office:value-type="float" office:value="12.5984251968504" calcext:value-type="float">
            <text:p>12,6</text:p>
          </table:table-cell>
          <table:table-cell table:style-name="ce9" office:value-type="string" calcext:value-type="string">
            <text:p>Daten undurchsichtig, an HLB angelehnt</text:p>
          </table:table-cell>
          <table:table-cell table:style-name="ce9" office:value-type="string" calcext:value-type="string">
            <text:p>https://de.wikipedia.org/wiki/Alstom_Coradia_LINT#iLint</text:p>
          </table:table-cell>
          <table:table-cell table:style-name="ce9" table:number-columns-repeated="1008"/>
        </table:table-row>
        <table:table-row table:style-name="ro2">
          <table:table-cell table:style-name="ce9" office:value-type="string" calcext:value-type="string">
            <text:p>B3</text:p>
          </table:table-cell>
          <table:table-cell table:style-name="ce19" office:value-type="string" calcext:value-type="string">
            <text:p>0554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iLINT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54.27" calcext:value-type="float">
            <text:p>54,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2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string" calcext:value-type="string">
            <text:p>?</text:p>
          </table:table-cell>
          <table:table-cell table:style-name="ce17" table:formula="of:=IF(ISNUMBER([.F8]);[.E8]/[.F8];&quot;&quot;)" office:value-type="float" office:value="2.5428413488115" calcext:value-type="float">
            <text:p>2,5</text:p>
          </table:table-cell>
          <table:table-cell table:style-name="ce17" table:formula="of:=IF(ISNUMBER([.L8]);[.J8]/[.L8];&quot;&quot;)">
            <text:p/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4</text:p>
          </table:table-cell>
          <table:table-cell table:style-name="ce11" office:value-type="string" calcext:value-type="string">
            <text:p>0620/0621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81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80.92" calcext:value-type="float">
            <text:p>80,9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V</text:p>
          </table:table-cell>
          <table:table-cell table:style-name="ce9" table:formula="of:=4*390" office:value-type="float" office:value="1560" calcext:value-type="float">
            <text:p>156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8" calcext:value-type="float">
            <text:p>138</text:p>
          </table:table-cell>
          <table:table-cell table:style-name="ce17" table:formula="of:=IF(ISNUMBER([.F9]);[.E9]/[.F9];&quot;&quot;)" office:value-type="float" office:value="3.7073652990608" calcext:value-type="float">
            <text:p>3,7</text:p>
          </table:table-cell>
          <table:table-cell table:style-name="ce17" table:formula="of:=IF(ISNUMBER([.L9]);[.J9]/[.L9];&quot;&quot;)" office:value-type="float" office:value="11.304347826087" calcext:value-type="float">
            <text:p>11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C1</text:p>
          </table:table-cell>
          <table:table-cell table:style-name="ce12" office:value-type="string" calcext:value-type="string">
            <text:p>0646</text:p>
          </table:table-cell>
          <table:table-cell table:style-name="ce9" office:value-type="string" calcext:value-type="string">
            <text:p>GTW 2/6</text:p>
          </table:table-cell>
          <table:table-cell table:style-name="ce9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8.66" calcext:value-type="float">
            <text:p>38,6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52" calcext:value-type="float">
            <text:p>52</text:p>
          </table:table-cell>
          <table:table-cell table:style-name="ce17" table:formula="of:=IF(ISNUMBER([.F10]);[.E10]/[.F10];&quot;&quot;)" office:value-type="float" office:value="3.10398344542162" calcext:value-type="float">
            <text:p>3,1</text:p>
          </table:table-cell>
          <table:table-cell table:style-name="ce17" table:formula="of:=IF(ISNUMBER([.L10]);[.J10]/[.L10];&quot;&quot;)" office:value-type="float" office:value="8.07692307692308" calcext:value-type="float">
            <text:p>8,1</text:p>
          </table:table-cell>
          <table:table-cell table:style-name="ce9" office:value-type="string" calcext:value-type="string">
            <text:p>Variante HLB</text:p>
          </table:table-cell>
          <table:table-cell table:style-name="ce9" office:value-type="string" calcext:value-type="string">
            <text:p>https://de.wikipedia.org/wiki/Stadler_GTW_1._Generation</text:p>
          </table:table-cell>
          <table:table-cell table:style-name="ce9" table:number-columns-repeated="1008"/>
        </table:table-row>
        <table:table-row table:style-name="ro2">
          <table:table-cell table:style-name="ce9" office:value-type="string" calcext:value-type="string">
            <text:p>C2</text:p>
          </table:table-cell>
          <table:table-cell table:style-name="ce12" office:value-type="string" calcext:value-type="string">
            <text:p>0650</text:p>
          </table:table-cell>
          <table:table-cell table:style-name="ce9" office:value-type="string" calcext:value-type="string">
            <text:p>RegioShuttle</text:p>
          </table:table-cell>
          <table:table-cell table:style-name="ce9"/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25.5" calcext:value-type="float">
            <text:p>25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265" office:value-type="float" office:value="530" calcext:value-type="float">
            <text:p>53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0" calcext:value-type="float">
            <text:p>40</text:p>
          </table:table-cell>
          <table:table-cell table:style-name="ce17" table:formula="of:=IF(ISNUMBER([.F11]);[.E11]/[.F11];&quot;&quot;)" office:value-type="float" office:value="3.96078431372549" calcext:value-type="float">
            <text:p>4,0</text:p>
          </table:table-cell>
          <table:table-cell table:style-name="ce17" table:formula="of:=IF(ISNUMBER([.L11]);[.J11]/[.L11];&quot;&quot;)" office:value-type="float" office:value="13.25" calcext:value-type="float">
            <text:p>13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C3</text:p>
          </table:table-cell>
          <table:table-cell table:style-name="ce19" office:value-type="string" calcext:value-type="string">
            <text:p>0654</text:p>
          </table:table-cell>
          <table:table-cell table:style-name="ce9" office:value-type="string" calcext:value-type="string">
            <text:p>RegioSprinter</text:p>
          </table:table-cell>
          <table:table-cell table:style-name="ce9"/>
          <table:table-cell table:style-name="ce9" office:value-type="float" office:value="74" calcext:value-type="float">
            <text:p>74</text:p>
          </table:table-cell>
          <table:table-cell table:style-name="ce9" office:value-type="float" office:value="24.8" calcext:value-type="float">
            <text:p>24,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198" office:value-type="float" office:value="396" calcext:value-type="float">
            <text:p>396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9.2" calcext:value-type="float">
            <text:p>49,2</text:p>
          </table:table-cell>
          <table:table-cell table:style-name="ce17" table:formula="of:=IF(ISNUMBER([.F12]);[.E12]/[.F12];&quot;&quot;)" office:value-type="float" office:value="2.98387096774194" calcext:value-type="float">
            <text:p>3,0</text:p>
          </table:table-cell>
          <table:table-cell table:style-name="ce17" table:formula="of:=IF(ISNUMBER([.L12]);[.J12]/[.L12];&quot;&quot;)" office:value-type="float" office:value="8.04878048780488" calcext:value-type="float">
            <text:p>8,0</text:p>
          </table:table-cell>
          <table:table-cell table:style-name="ce9" office:value-type="string" calcext:value-type="string">
            <text:p>(Variante Rurtalbahn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C4</text:p>
          </table:table-cell>
          <table:table-cell table:style-name="ce12" office:value-type="string" calcext:value-type="string">
            <text:p>0641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A TER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28.9" calcext:value-type="float">
            <text:p>28,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257" office:value-type="float" office:value="514" calcext:value-type="float">
            <text:p>5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8.7" calcext:value-type="float">
            <text:p>48,7</text:p>
          </table:table-cell>
          <table:table-cell table:style-name="ce17" table:formula="of:=IF(ISNUMBER([.F13]);[.E13]/[.F13];&quot;&quot;)" office:value-type="float" office:value="2.17993079584775" calcext:value-type="float">
            <text:p>2,2</text:p>
          </table:table-cell>
          <table:table-cell table:style-name="ce17" table:formula="of:=IF(ISNUMBER([.L13]);[.J13]/[.L13];&quot;&quot;)" office:value-type="float" office:value="10.5544147843943" calcext:value-type="float">
            <text:p>10,6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1</text:p>
          </table:table-cell>
          <table:table-cell table:style-name="ce19" office:value-type="string" calcext:value-type="string">
            <text:p>0423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table:formula="of:=176+16" office:value-type="float" office:value="192" calcext:value-type="float">
            <text:p>192</text:p>
          </table:table-cell>
          <table:table-cell table:style-name="ce9" office:value-type="float" office:value="67.4" calcext:value-type="float">
            <text:p>67,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350" calcext:value-type="float">
            <text:p>23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05" calcext:value-type="float">
            <text:p>105</text:p>
          </table:table-cell>
          <table:table-cell table:style-name="ce17" table:formula="of:=IF(ISNUMBER([.F14]);[.E14]/[.F14];&quot;&quot;)" office:value-type="float" office:value="2.8486646884273" calcext:value-type="float">
            <text:p>2,8</text:p>
          </table:table-cell>
          <table:table-cell table:style-name="ce17" table:formula="of:=IF(ISNUMBER([.L14]);[.J14]/[.L14];&quot;&quot;)" office:value-type="float" office:value="22.3809523809524" calcext:value-type="float">
            <text:p>22,4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2</text:p>
          </table:table-cell>
          <table:table-cell table:style-name="ce12" office:value-type="string" calcext:value-type="string">
            <text:p>0452</text:p>
          </table:table-cell>
          <table:table-cell table:style-name="ce9" office:value-type="string" calcext:value-type="string">
            <text:p>S-Bahn</text:p>
          </table:table-cell>
          <table:table-cell table:style-name="ce9" office:value-type="string" calcext:value-type="string">
            <text:p>Kasse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7.475" calcext:value-type="float">
            <text:p>37,47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+=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9.8" calcext:value-type="float">
            <text:p>59,8</text:p>
          </table:table-cell>
          <table:table-cell table:style-name="ce17" table:formula="of:=IF(ISNUMBER([.F15]);[.E15]/[.F15];&quot;&quot;)" office:value-type="float" office:value="2.40160106737825" calcext:value-type="float">
            <text:p>2,4</text:p>
          </table:table-cell>
          <table:table-cell table:style-name="ce17" table:formula="of:=IF(ISNUMBER([.L15]);[.J15]/[.L15];&quot;&quot;)" office:value-type="float" office:value="10.0334448160535" calcext:value-type="float">
            <text:p>10,0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3</text:p>
          </table:table-cell>
          <table:table-cell table:style-name="ce12" office:value-type="string" calcext:value-type="string">
            <text:p>0426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6.49" calcext:value-type="float">
            <text:p>36,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175" calcext:value-type="float">
            <text:p>1175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3.2" calcext:value-type="float">
            <text:p>63,2</text:p>
          </table:table-cell>
          <table:table-cell table:style-name="ce17" table:formula="of:=IF(ISNUMBER([.F16]);[.E16]/[.F16];&quot;&quot;)" office:value-type="float" office:value="2.74047684297068" calcext:value-type="float">
            <text:p>2,7</text:p>
          </table:table-cell>
          <table:table-cell table:style-name="ce17" table:formula="of:=IF(ISNUMBER([.L16]);[.J16]/[.L16];&quot;&quot;)" office:value-type="float" office:value="18.5917721518987" calcext:value-type="float">
            <text:p>18,6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4</text:p>
          </table:table-cell>
          <table:table-cell table:style-name="ce19" office:value-type="string" calcext:value-type="string">
            <text:p>0430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68.3" calcext:value-type="float">
            <text:p>68,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350" calcext:value-type="float">
            <text:p>23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18.8" calcext:value-type="float">
            <text:p>118,8</text:p>
          </table:table-cell>
          <table:table-cell table:style-name="ce17" table:formula="of:=IF(ISNUMBER([.F17]);[.E17]/[.F17];&quot;&quot;)" office:value-type="float" office:value="2.69399707174231" calcext:value-type="float">
            <text:p>2,7</text:p>
          </table:table-cell>
          <table:table-cell table:style-name="ce17" table:formula="of:=IF(ISNUMBER([.L17]);[.J17]/[.L17];&quot;&quot;)" office:value-type="float" office:value="19.7811447811448" calcext:value-type="float">
            <text:p>19,8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E1</text:p>
          </table:table-cell>
          <table:table-cell table:style-name="ce19" office:value-type="string" calcext:value-type="string">
            <text:p>0462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HC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05.252" calcext:value-type="float">
            <text:p>105,25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8" calcext:value-type="float">
            <text:p>198</text:p>
          </table:table-cell>
          <table:table-cell table:style-name="ce17" table:formula="of:=IF(ISNUMBER([.F18]);[.E18]/[.F18];&quot;&quot;)" office:value-type="float" office:value="3.80040284270133" calcext:value-type="float">
            <text:p>3,8</text:p>
          </table:table-cell>
          <table:table-cell table:style-name="ce17" table:formula="of:=IF(ISNUMBER([.L18]);[.J18]/[.L18];&quot;&quot;)" office:value-type="float" office:value="20.2020202020202" calcext:value-type="float">
            <text:p>20,2</text:p>
          </table:table-cell>
          <table:table-cell table:style-name="ce9" office:value-type="string" calcext:value-type="string">
            <text:p>Variante RRX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2</text:p>
          </table:table-cell>
          <table:table-cell table:style-name="ce19" office:value-type="string" calcext:value-type="string">
            <text:p>0445/0446</text:p>
          </table:table-cell>
          <table:table-cell table:style-name="ce9" office:value-type="string" calcext:value-type="string">
            <text:p>TwinDexx Vario</text:p>
          </table:table-cell>
          <table:table-cell table:style-name="ce9"/>
          <table:table-cell table:style-name="ce9" table:formula="of:=91+130+125+91" office:value-type="float" office:value="437" calcext:value-type="float">
            <text:p>437</text:p>
          </table:table-cell>
          <table:table-cell table:style-name="ce9" table:formula="of:=25.98*2+26.8*2" office:value-type="float" office:value="105.56" calcext:value-type="float">
            <text:p>105,56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G19]*4" office:value-type="float" office:value="16" calcext:value-type="float">
            <text:p>1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66+66+48+47" office:value-type="float" office:value="227" calcext:value-type="float">
            <text:p>227</text:p>
          </table:table-cell>
          <table:table-cell table:style-name="ce17" table:formula="of:=IF(ISNUMBER([.F19]);[.E19]/[.F19];&quot;&quot;)" office:value-type="float" office:value="4.13982569154983" calcext:value-type="float">
            <text:p>4,1</text:p>
          </table:table-cell>
          <table:table-cell table:style-name="ce17" table:formula="of:=IF(ISNUMBER([.L19]);[.J19]/[.L19];&quot;&quot;)" office:value-type="float" office:value="20.2643171806167" calcext:value-type="float">
            <text:p>20,3</text:p>
          </table:table-cell>
          <table:table-cell table:style-name="ce9" office:value-type="string" calcext:value-type="string">
            <text:p>0445+DBpza+DABpza+0445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3</text:p>
          </table:table-cell>
          <table:table-cell table:style-name="ce19" office:value-type="string" calcext:value-type="string">
            <text:p>0445/0446</text:p>
          </table:table-cell>
          <table:table-cell table:style-name="ce9" office:value-type="string" calcext:value-type="string">
            <text:p>KISS160</text:p>
          </table:table-cell>
          <table:table-cell table:style-name="ce9"/>
          <table:table-cell table:style-name="ce9" table:formula="of:=34+592" office:value-type="float" office:value="626" calcext:value-type="float">
            <text:p>626</text:p>
          </table:table-cell>
          <table:table-cell table:style-name="ce9" office:value-type="float" office:value="156.45" calcext:value-type="float">
            <text:p>156,4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G20]*4" office:value-type="float" office:value="24" calcext:value-type="float">
            <text:p>24</text:p>
          </table:table-cell>
          <table:table-cell table:style-name="ce9" office:value-type="string" calcext:value-type="string">
            <text:p>E</text:p>
          </table:table-cell>
          <table:table-cell table:style-name="ce9" table:formula="of:=6*750" office:value-type="float" office:value="4500" calcext:value-type="float">
            <text:p>45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96" calcext:value-type="float">
            <text:p>296</text:p>
          </table:table-cell>
          <table:table-cell table:style-name="ce17" table:formula="of:=IF(ISNUMBER([.F20]);[.E20]/[.F20];&quot;&quot;)" office:value-type="float" office:value="4.00127836369447" calcext:value-type="float">
            <text:p>4,0</text:p>
          </table:table-cell>
          <table:table-cell table:style-name="ce17" table:formula="of:=IF(ISNUMBER([.L20]);[.J20]/[.L20];&quot;&quot;)" office:value-type="float" office:value="15.2027027027027" calcext:value-type="float">
            <text:p>15,2</text:p>
          </table:table-cell>
          <table:table-cell table:style-name="ce9" office:value-type="string" calcext:value-type="string">
            <text:p>Westfalenbahn-Variante 04450+04462+04463+04464+04465+04457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4</text:p>
          </table:table-cell>
          <table:table-cell table:style-name="ce12" office:value-type="string" calcext:value-type="string">
            <text:p>0428</text:p>
          </table:table-cell>
          <table:table-cell table:style-name="ce9" office:value-type="string" calcext:value-type="string">
            <text:p>FLIRT</text:p>
          </table:table-cell>
          <table:table-cell table:style-name="ce9" office:value-type="string" calcext:value-type="string">
            <text:p>FLIRT 1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74.266" calcext:value-type="float">
            <text:p>74,26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20" calcext:value-type="float">
            <text:p>120</text:p>
          </table:table-cell>
          <table:table-cell table:style-name="ce17" table:formula="of:=IF(ISNUMBER([.F21]);[.E21]/[.F21];&quot;&quot;)" office:value-type="float" office:value="2.94885950502249" calcext:value-type="float">
            <text:p>2,9</text:p>
          </table:table-cell>
          <table:table-cell table:style-name="ce17" table:formula="of:=IF(ISNUMBER([.L21]);[.J21]/[.L21];&quot;&quot;)" office:value-type="float" office:value="16.6666666666667" calcext:value-type="float">
            <text:p>16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1</text:p>
          </table:table-cell>
          <table:table-cell table:style-name="ce19" office:value-type="string" calcext:value-type="string">
            <text:p>0463</text:p>
          </table:table-cell>
          <table:table-cell table:style-name="ce9" office:value-type="string" calcext:value-type="string">
            <text:p>Mireo</text:p>
          </table:table-cell>
          <table:table-cell table:style-name="ce9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9.86" calcext:value-type="float">
            <text:p>69,8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?</text:p>
          </table:table-cell>
          <table:table-cell table:style-name="ce17" table:formula="of:=IF(ISNUMBER([.F22]);[.E22]/[.F22];&quot;&quot;)" office:value-type="float" office:value="2.29029487546522" calcext:value-type="float">
            <text:p>2,3</text:p>
          </table:table-cell>
          <table:table-cell table:style-name="ce17" table:formula="of:=IF(ISNUMBER([.L22]);[.J22]/[.L22];&quot;&quot;)">
            <text:p/>
          </table:table-cell>
          <table:table-cell table:style-name="ce9" office:value-type="string" calcext:value-type="string">
            <text:p>S-Bahn Rhein-Neckar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F2</text:p>
          </table:table-cell>
          <table:table-cell table:style-name="ce19" office:value-type="string" calcext:value-type="string">
            <text:p>0460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ML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70.93" calcext:value-type="float">
            <text:p>70,9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32" calcext:value-type="float">
            <text:p>132</text:p>
          </table:table-cell>
          <table:table-cell table:style-name="ce17" table:formula="of:=IF(ISNUMBER([.F23]);[.E23]/[.F23];&quot;&quot;)" office:value-type="float" office:value="3.55279853376568" calcext:value-type="float">
            <text:p>3,6</text:p>
          </table:table-cell>
          <table:table-cell table:style-name="ce17" table:formula="of:=IF(ISNUMBER([.L23]);[.J23]/[.L23];&quot;&quot;)" office:value-type="float" office:value="19.6969696969697" calcext:value-type="float">
            <text:p>19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3</text:p>
          </table:table-cell>
          <table:table-cell table:style-name="ce11" office:value-type="string" calcext:value-type="string">
            <text:p>1440.2(5)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Continental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89.7" calcext:value-type="float">
            <text:p>89,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8" calcext:value-type="float">
            <text:p>168</text:p>
          </table:table-cell>
          <table:table-cell table:style-name="ce17" table:formula="of:=IF(ISNUMBER([.F24]);[.E24]/[.F24];&quot;&quot;)" office:value-type="float" office:value="3.26644370122631" calcext:value-type="float">
            <text:p>3,3</text:p>
          </table:table-cell>
          <table:table-cell table:style-name="ce17" table:formula="of:=IF(ISNUMBER([.L24]);[.J24]/[.L24];&quot;&quot;)" office:value-type="float" office:value="11.9047619047619" calcext:value-type="float">
            <text:p>11,9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4</text:p>
          </table:table-cell>
          <table:table-cell table:style-name="ce19" office:value-type="string" calcext:value-type="string">
            <text:p>9442.1</text:p>
          </table:table-cell>
          <table:table-cell table:style-name="ce9" office:value-type="string" calcext:value-type="string">
            <text:p>TALENT 2 (3)</text:p>
          </table:table-cell>
          <table:table-cell table:style-name="ce9"/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56.2" calcext:value-type="float">
            <text:p>56,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2*[.G25]+2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520" calcext:value-type="float">
            <text:p>1520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114-0.07*[.E25]" office:value-type="float" office:value="101.05" calcext:value-type="float">
            <text:p>101,05</text:p>
          </table:table-cell>
          <table:table-cell table:style-name="ce17" table:formula="of:=IF(ISNUMBER([.F25]);[.E25]/[.F25];&quot;&quot;)" office:value-type="float" office:value="3.29181494661922" calcext:value-type="float">
            <text:p>3,3</text:p>
          </table:table-cell>
          <table:table-cell table:style-name="ce17" table:formula="of:=IF(ISNUMBER([.L25]);[.J25]/[.L25];&quot;&quot;)" office:value-type="float" office:value="15.0420583869372" calcext:value-type="float">
            <text:p>15,0</text:p>
          </table:table-cell>
          <table:table-cell table:style-name="ce9" office:value-type="string" calcext:value-type="string">
            <text:p>Leermasse = Dienstmasse – 70kg/Sitzplatz geraten, Sitzplätze laut Maximum. Stundenleistung?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G1</text:p>
          </table:table-cell>
          <table:table-cell table:style-name="ce19" office:value-type="string" calcext:value-type="string">
            <text:p>4110</text:p>
          </table:table-cell>
          <table:table-cell table:style-name="ce9" office:value-type="string" calcext:value-type="string">
            <text:p>KISS200</text:p>
          </table:table-cell>
          <table:table-cell table:style-name="ce9" office:value-type="string" calcext:value-type="string">
            <text:p>IC2-KISS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18" calcext:value-type="float">
            <text:p>218</text:p>
          </table:table-cell>
          <table:table-cell table:style-name="ce17" table:formula="of:=IF(ISNUMBER([.F26]);[.E26]/[.F26];&quot;&quot;)" office:value-type="float" office:value="3.02" calcext:value-type="float">
            <text:p>3,0</text:p>
          </table:table-cell>
          <table:table-cell table:style-name="ce17" table:formula="of:=IF(ISNUMBER([.G26]);[.F26]/[.G26];&quot;&quot;)" office:value-type="float" office:value="25" calcext:value-type="float">
            <text:p>25,0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G2</text:p>
          </table:table-cell>
          <table:table-cell table:style-name="ce19" office:value-type="string" calcext:value-type="string">
            <text:p>5407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3 neu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4*[.G27]" office:value-type="float" office:value="32" calcext:value-type="float">
            <text:p>32</text:p>
          </table:table-cell>
          <table:table-cell table:style-name="ce9" office:value-type="string" calcext:value-type="string">
            <text:p>4Sys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492" calcext:value-type="float">
            <text:p>492</text:p>
          </table:table-cell>
          <table:table-cell table:style-name="ce17" table:formula="of:=IF(ISNUMBER([.F27]);[.E27]/[.F27];&quot;&quot;)" office:value-type="float" office:value="2.2089552238806" calcext:value-type="float">
            <text:p>2,2</text:p>
          </table:table-cell>
          <table:table-cell table:style-name="ce17" table:formula="of:=IF(ISNUMBER([.L27]);[.J27]/[.L27];&quot;&quot;)" office:value-type="float" office:value="16.260162601626" calcext:value-type="float">
            <text:p>16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G3</text:p>
          </table:table-cell>
          <table:table-cell table:style-name="ce12" office:value-type="string" calcext:value-type="string">
            <text:p>5411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-T 7</text:p>
          </table:table-cell>
          <table:table-cell table:style-name="ce9" office:value-type="float" office:value="376" calcext:value-type="float">
            <text:p>376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4*[.G28]" office:value-type="float" office:value="28" calcext:value-type="float">
            <text:p>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386" calcext:value-type="float">
            <text:p>386</text:p>
          </table:table-cell>
          <table:table-cell table:style-name="ce17" table:formula="of:=IF(ISNUMBER([.F28]);[.E28]/[.F28];&quot;&quot;)" office:value-type="float" office:value="2.03243243243243" calcext:value-type="float">
            <text:p>2,0</text:p>
          </table:table-cell>
          <table:table-cell table:style-name="ce17" table:formula="of:=IF(ISNUMBER([.L28]);[.J28]/[.L28];&quot;&quot;)" office:value-type="float" office:value="10.3626943005181" calcext:value-type="float">
            <text:p>10,4</text:p>
          </table:table-cell>
          <table:table-cell table:style-name="ce9" office:value-type="string" calcext:value-type="string">
            <text:p>(2. Serie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G4</text:p>
          </table:table-cell>
          <table:table-cell table:style-name="ce11" office:value-type="string" calcext:value-type="string">
            <text:p>0612</text:p>
          </table:table-cell>
          <table:table-cell table:style-name="ce9" office:value-type="string" calcext:value-type="string">
            <text:p>RegioSwinger</text:p>
          </table:table-cell>
          <table:table-cell table:style-name="ce9"/>
          <table:table-cell table:style-name="ce9" table:formula="of:=130+16" office:value-type="float" office:value="146" calcext:value-type="float">
            <text:p>146</text:p>
          </table:table-cell>
          <table:table-cell table:style-name="ce9" office:value-type="float" office:value="51.75" calcext:value-type="float">
            <text:p>51,7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G29]*4" office:value-type="float" office:value="8" calcext:value-type="float">
            <text:p>8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563" office:value-type="float" office:value="1126" calcext:value-type="float">
            <text:p>1126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16" calcext:value-type="float">
            <text:p>116</text:p>
          </table:table-cell>
          <table:table-cell table:style-name="ce17" table:formula="of:=IF(ISNUMBER([.F29]);[.E29]/[.F29];&quot;&quot;)" office:value-type="float" office:value="2.82125603864734" calcext:value-type="float">
            <text:p>2,8</text:p>
          </table:table-cell>
          <table:table-cell table:style-name="ce17" table:formula="of:=IF(ISNUMBER([.L29]);[.J29]/[.L29];&quot;&quot;)" office:value-type="float" office:value="9.70689655172414" calcext:value-type="float">
            <text:p>9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H1</text:p>
          </table:table-cell>
          <table:table-cell table:style-name="ce11" office:value-type="string" calcext:value-type="string">
            <text:p>5401 LDV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1 LDV</text:p>
          </table:table-cell>
          <table:table-cell table:style-name="ce9" office:value-type="float" office:value="503" calcext:value-type="float">
            <text:p>503</text:p>
          </table:table-cell>
          <table:table-cell table:style-name="ce9" table:formula="of:=2*20.56+9*26.4" office:value-type="float" office:value="278.72" calcext:value-type="float">
            <text:p>278,7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4*[.G30]" office:value-type="float" office:value="36" calcext:value-type="float">
            <text:p>36</text:p>
          </table:table-cell>
          <table:table-cell table:style-name="ce9" office:value-type="string" calcext:value-type="string">
            <text:p>E</text:p>
          </table:table-cell>
          <table:table-cell table:style-name="ce9" table:formula="of:=2*4800" office:value-type="float" office:value="9600" calcext:value-type="float">
            <text:p>96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627" calcext:value-type="float">
            <text:p>627</text:p>
          </table:table-cell>
          <table:table-cell table:style-name="ce17" table:formula="of:=IF(ISNUMBER([.F30]);[.E30]/[.F30];&quot;&quot;)" office:value-type="float" office:value="1.8046785304248" calcext:value-type="float">
            <text:p>1,8</text:p>
          </table:table-cell>
          <table:table-cell table:style-name="ce17" table:formula="of:=IF(ISNUMBER([.L30]);[.J30]/[.L30];&quot;&quot;)" office:value-type="float" office:value="15.311004784689" calcext:value-type="float">
            <text:p>15,3</text:p>
          </table:table-cell>
          <table:table-cell table:style-name="ce9" office:value-type="string" calcext:value-type="string">
            <text:p>Quelle Fahrzeuglexikon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H2</text:p>
          </table:table-cell>
          <table:table-cell table:style-name="ce12" office:value-type="string" calcext:value-type="string">
            <text:p>5402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2</text:p>
          </table:table-cell>
          <table:table-cell table:style-name="ce9" office:value-type="float" office:value="381" calcext:value-type="float">
            <text:p>381</text:p>
          </table:table-cell>
          <table:table-cell table:style-name="ce9" table:formula="of:=20.56+7*26.4" office:value-type="float" office:value="205.36" calcext:value-type="float">
            <text:p>205,36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4*[.G31]" office:value-type="float" office:value="28" calcext:value-type="float">
            <text:p>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418" calcext:value-type="float">
            <text:p>418</text:p>
          </table:table-cell>
          <table:table-cell table:style-name="ce17" table:formula="of:=IF(ISNUMBER([.F31]);[.E31]/[.F31];&quot;&quot;)" office:value-type="float" office:value="1.85527853525516" calcext:value-type="float">
            <text:p>1,9</text:p>
          </table:table-cell>
          <table:table-cell table:style-name="ce17" table:formula="of:=IF(ISNUMBER([.L31]);[.J31]/[.L31];&quot;&quot;)" office:value-type="float" office:value="11.4832535885167" calcext:value-type="float">
            <text:p>11,5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H3</text:p>
          </table:table-cell>
          <table:table-cell table:style-name="ce12" office:value-type="string" calcext:value-type="string">
            <text:p>5403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3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4*[.G32]" office:value-type="float" office:value="32" calcext:value-type="float">
            <text:p>3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435" calcext:value-type="float">
            <text:p>435</text:p>
          </table:table-cell>
          <table:table-cell table:style-name="ce17" table:formula="of:=IF(ISNUMBER([.F32]);[.E32]/[.F32];&quot;&quot;)" office:value-type="float" office:value="2.25" calcext:value-type="float">
            <text:p>2,3</text:p>
          </table:table-cell>
          <table:table-cell table:style-name="ce17" table:formula="of:=IF(ISNUMBER([.L32]);[.J32]/[.L32];&quot;&quot;)" office:value-type="float" office:value="18.3908045977011" calcext:value-type="float">
            <text:p>18,4</text:p>
          </table:table-cell>
          <table:table-cell table:style-name="ce9" office:value-type="string" calcext:value-type="string">
            <text:p>(Redesign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H4</text:p>
          </table:table-cell>
          <table:table-cell table:style-name="ce12" office:value-type="string" calcext:value-type="string">
            <text:p>x412.05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4 13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4*[.G33]" office:value-type="float" office:value="52" calcext:value-type="float">
            <text:p>5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1550" calcext:value-type="float">
            <text:p>11550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731" calcext:value-type="float">
            <text:p>731</text:p>
          </table:table-cell>
          <table:table-cell table:style-name="ce17" table:formula="of:=IF(ISNUMBER([.F33]);[.E33]/[.F33];&quot;&quot;)" office:value-type="float" office:value="2.45454545454545" calcext:value-type="float">
            <text:p>2,5</text:p>
          </table:table-cell>
          <table:table-cell table:style-name="ce17" table:formula="of:=IF(ISNUMBER([.L33]);[.J33]/[.L33];&quot;&quot;)" office:value-type="float" office:value="15.8002735978112" calcext:value-type="float">
            <text:p>15,8</text:p>
          </table:table-cell>
          <table:table-cell table:style-name="ce9" table:number-columns-repeated="1010"/>
        </table:table-row>
        <table:table-row table:style-name="ro2">
          <table:table-cell table:style-name="ce14"/>
          <table:table-cell table:style-name="ce22" office:value-type="string" calcext:value-type="string">
            <text:p>5408</text:p>
          </table:table-cell>
          <table:table-cell table:style-name="ce14" office:value-type="string" calcext:value-type="string">
            <text:p>ICE</text:p>
          </table:table-cell>
          <table:table-cell table:style-name="ce14" office:value-type="string" calcext:value-type="string">
            <text:p>ICE 3 neo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200.72" calcext:value-type="float">
            <text:p>200,72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4*[.G34]" office:value-type="float" office:value="32" calcext:value-type="float">
            <text:p>32</text:p>
          </table:table-cell>
          <table:table-cell table:style-name="ce14" office:value-type="string" calcext:value-type="string">
            <text:p>4Sys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493" calcext:value-type="float">
            <text:p>493</text:p>
          </table:table-cell>
          <table:table-cell table:style-name="ce28" table:formula="of:=IF(ISNUMBER([.F34]);[.E34]/[.F34];&quot;&quot;)" office:value-type="float" office:value="2.18712634515743" calcext:value-type="float">
            <text:p>2,2</text:p>
          </table:table-cell>
          <table:table-cell table:style-name="ce28" table:formula="of:=IF(ISNUMBER([.L34]);[.J34]/[.L34];&quot;&quot;)" office:value-type="float" office:value="16.2271805273834" calcext:value-type="float">
            <text:p>16,2</text:p>
          </table:table-cell>
          <table:table-cell table:style-name="ce14" office:value-type="string" calcext:value-type="string">
            <text:p>Leistung extrapoliert von den anderen ICE3</text:p>
          </table:table-cell>
          <table:table-cell table:style-name="ce14" table:number-columns-repeated="1009"/>
        </table:table-row>
        <table:table-row table:style-name="ro2">
          <table:table-cell/>
          <table:table-cell office:value-type="string" calcext:value-type="string">
            <text:p>0609.1</text:p>
          </table:table-cell>
          <table:table-cell office:value-type="string" calcext:value-type="string">
            <text:p>Integr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3.43" calcext:value-type="float">
            <text:p>53,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IF(ISNUMBER([.F35]);[.E35]/[.F35];&quot;&quot;)" office:value-type="float" office:value="3.06943664607898" calcext:value-type="float">
            <text:p>3,1</text:p>
          </table:table-cell>
          <table:table-cell table:formula="of:=IF(ISNUMBER([.L35]);[.J35]/[.L35];&quot;&quot;)" office:value-type="float" office:value="12.7702702702703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+3kV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36]);[.E36]/[.F36];&quot;&quot;)" office:value-type="float" office:value="3.01762114537445" calcext:value-type="float">
            <text:p>3,0</text:p>
          </table:table-cell>
          <table:table-cell table:formula="of:=IF(ISNUMBER([.L36]);[.J36]/[.L36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F37]);[.E37]/[.F37];&quot;&quot;)" office:value-type="float" office:value="2.51147718066433" calcext:value-type="float">
            <text:p>2,5</text:p>
          </table:table-cell>
          <table:table-cell table:formula="of:=IF(ISNUMBER([.L37]);[.J37]/[.L37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F38]);[.E38]/[.F38];&quot;&quot;)">
            <text:p/>
          </table:table-cell>
          <table:table-cell table:formula="of:=IF(ISNUMBER([.L38]);[.J38]/[.L38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office:value-type="float" office:value="703" calcext:value-type="float">
            <text:p>703</text:p>
          </table:table-cell>
          <table:table-cell table:formula="of:=2*20.56+12*26.4" office:value-type="float" office:value="357.92" calcext:value-type="float">
            <text:p>357,92</text:p>
          </table:table-cell>
          <table:table-cell office:value-type="float" office:value="12" calcext:value-type="float">
            <text:p>12</text:p>
          </table:table-cell>
          <table:table-cell table:formula="of:=4*[.G39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782" calcext:value-type="float">
            <text:p>782</text:p>
          </table:table-cell>
          <table:table-cell table:formula="of:=IF(ISNUMBER([.F39]);[.E39]/[.F39];&quot;&quot;)" office:value-type="float" office:value="1.96412606168976" calcext:value-type="float">
            <text:p>2,0</text:p>
          </table:table-cell>
          <table:table-cell table:formula="of:=IF(ISNUMBER([.L39]);[.J39]/[.L39];&quot;&quot;)" office:value-type="float" office:value="12.2762148337596" calcext:value-type="float">
            <text:p>12,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G40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table:formula="of:=IF(ISNUMBER([.F40]);[.E40]/[.F40];&quot;&quot;)" office:value-type="float" office:value="2.22" calcext:value-type="float">
            <text:p>2,2</text:p>
          </table:table-cell>
          <table:table-cell table:formula="of:=IF(ISNUMBER([.L40]);[.J40]/[.L40];&quot;&quot;)" office:value-type="float" office:value="17.4672489082969" calcext:value-type="float">
            <text:p>17,5</text:p>
          </table:table-cell>
          <table:table-cell office:value-type="string" calcext:value-type="string">
            <text:p>(Redesign)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4*[.G41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950" calcext:value-type="float">
            <text:p>4950</text:p>
          </table:table-cell>
          <table:table-cell office:value-type="float" office:value="250" calcext:value-type="float">
            <text:p>250</text:p>
          </table:table-cell>
          <table:table-cell office:value-type="float" office:value="389" calcext:value-type="float">
            <text:p>389</text:p>
          </table:table-cell>
          <table:table-cell table:formula="of:=IF(ISNUMBER([.F41]);[.E41]/[.F41];&quot;&quot;)" office:value-type="float" office:value="2.1980198019802" calcext:value-type="float">
            <text:p>2,2</text:p>
          </table:table-cell>
          <table:table-cell table:formula="of:=IF(ISNUMBER([.L41]);[.J41]/[.L41];&quot;&quot;)" office:value-type="float" office:value="12.7249357326478" calcext:value-type="float">
            <text:p>12,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office:value-type="float" office:value="830" calcext:value-type="float">
            <text:p>83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4*[.G42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9900" calcext:value-type="float">
            <text:p>9900</text:p>
          </table:table-cell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table:formula="of:=IF(ISNUMBER([.F42]);[.E42]/[.F42];&quot;&quot;)" office:value-type="float" office:value="2.39884393063584" calcext:value-type="float">
            <text:p>2,4</text:p>
          </table:table-cell>
          <table:table-cell table:formula="of:=IF(ISNUMBER([.L42]);[.J42]/[.L42];&quot;&quot;)" office:value-type="float" office:value="14.7761194029851" calcext:value-type="float">
            <text:p>14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4*[.G43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IF(ISNUMBER([.F43]);[.E43]/[.F43];&quot;&quot;)" office:value-type="float" office:value="1.8796992481203" calcext:value-type="float">
            <text:p>1,9</text:p>
          </table:table-cell>
          <table:table-cell table:formula="of:=IF(ISNUMBER([.L43]);[.J43]/[.L43];&quot;&quot;)" office:value-type="float" office:value="10.989010989011" calcext:value-type="float">
            <text:p>11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9.43" calcext:value-type="float">
            <text:p>69,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8*200" office:value-type="float" office:value="1600" calcext:value-type="float">
            <text:p>1600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formula="of:=IF(ISNUMBER([.F44]);[.E44]/[.F44];&quot;&quot;)" office:value-type="float" office:value="2.76537519804119" calcext:value-type="float">
            <text:p>2,8</text:p>
          </table:table-cell>
          <table:table-cell table:formula="of:=IF(ISNUMBER([.L44]);[.J44]/[.L44];&quot;&quot;)" office:value-type="float" office:value="14.2857142857143" calcext:value-type="float">
            <text:p>14,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IF(ISNUMBER([.F45]);[.E45]/[.F45];&quot;&quot;)" office:value-type="float" office:value="3.05185185185185" calcext:value-type="float">
            <text:p>3,1</text:p>
          </table:table-cell>
          <table:table-cell table:formula="of:=IF(ISNUMBER([.L45]);[.J45]/[.L45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IF(ISNUMBER([.F46]);[.E46]/[.F46];&quot;&quot;)" office:value-type="float" office:value="3.05185185185185" calcext:value-type="float">
            <text:p>3,1</text:p>
          </table:table-cell>
          <table:table-cell table:formula="of:=IF(ISNUMBER([.L46]);[.J46]/[.L46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2.7" calcext:value-type="float">
            <text:p>42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IF(ISNUMBER([.F47]);[.E47]/[.F47];&quot;&quot;)" office:value-type="float" office:value="2.71662763466042" calcext:value-type="float">
            <text:p>2,7</text:p>
          </table:table-cell>
          <table:table-cell table:formula="of:=IF(ISNUMBER([.L47]);[.J47]/[.L47];&quot;&quot;)" office:value-type="float" office:value="10.4166666666667" calcext:value-type="float">
            <text:p>10,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181" calcext:value-type="float">
            <text:p>181</text:p>
          </table:table-cell>
          <table:table-cell office:value-type="float" office:value="58.166" calcext:value-type="float">
            <text:p>58,1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8]);[.E48]/[.F48];&quot;&quot;)" office:value-type="float" office:value="3.11178351614345" calcext:value-type="float">
            <text:p>3,1</text:p>
          </table:table-cell>
          <table:table-cell table:formula="of:=IF(ISNUMBER([.L48]);[.J48]/[.L48];&quot;&quot;)" office:value-type="float" office:value="15" calcext:value-type="float">
            <text:p>15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181" calcext:value-type="float">
            <text:p>181</text:p>
          </table:table-cell>
          <table:table-cell office:value-type="float" office:value="58.6" calcext:value-type="float">
            <text:p>58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9]);[.E49]/[.F49];&quot;&quot;)" office:value-type="float" office:value="3.08873720136519" calcext:value-type="float">
            <text:p>3,1</text:p>
          </table:table-cell>
          <table:table-cell table:formula="of:=IF(ISNUMBER([.L49]);[.J49]/[.L49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3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181" calcext:value-type="float">
            <text:p>181</text:p>
          </table:table-cell>
          <table:table-cell office:value-type="float" office:value="67.6" calcext:value-type="float">
            <text:p>67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50]);[.E50]/[.F50];&quot;&quot;)" office:value-type="float" office:value="2.67751479289941" calcext:value-type="float">
            <text:p>2,7</text:p>
          </table:table-cell>
          <table:table-cell table:formula="of:=IF(ISNUMBER([.L50]);[.J50]/[.L50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19" calcext:value-type="float">
            <text:p>219</text:p>
          </table:table-cell>
          <table:table-cell office:value-type="float" office:value="74.7" calcext:value-type="float">
            <text:p>74,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F51]);[.E51]/[.F51];&quot;&quot;)" office:value-type="float" office:value="2.93172690763052" calcext:value-type="float">
            <text:p>2,9</text:p>
          </table:table-cell>
          <table:table-cell table:formula="of:=IF(ISNUMBER([.L51]);[.J51]/[.L51];&quot;&quot;)" office:value-type="float" office:value="16.6666666666667" calcext:value-type="float">
            <text:p>16,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74" calcext:value-type="float">
            <text:p>274</text:p>
          </table:table-cell>
          <table:table-cell office:value-type="float" office:value="90.378" calcext:value-type="float">
            <text:p>90,3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52]);[.E52]/[.F52];&quot;&quot;)" office:value-type="float" office:value="3.03171125716435" calcext:value-type="float">
            <text:p>3,0</text:p>
          </table:table-cell>
          <table:table-cell table:formula="of:=IF(ISNUMBER([.L52]);[.J52]/[.L52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3]);[.E53]/[.F53];&quot;&quot;)" office:value-type="float" office:value="3.01762114537445" calcext:value-type="float">
            <text:p>3,0</text:p>
          </table:table-cell>
          <table:table-cell table:formula="of:=IF(ISNUMBER([.L53]);[.J53]/[.L53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274" calcext:value-type="float">
            <text:p>274</text:p>
          </table:table-cell>
          <table:table-cell office:value-type="float" office:value="106.2" calcext:value-type="float">
            <text:p>106,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4]);[.E54]/[.F54];&quot;&quot;)" office:value-type="float" office:value="2.58003766478343" calcext:value-type="float">
            <text:p>2,6</text:p>
          </table:table-cell>
          <table:table-cell table:formula="of:=IF(ISNUMBER([.L54]);[.J54]/[.L54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333" calcext:value-type="float">
            <text:p>333</text:p>
          </table:table-cell>
          <table:table-cell office:value-type="float" office:value="106.9" calcext:value-type="float">
            <text:p>106,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IF(ISNUMBER([.F55]);[.E55]/[.F55];&quot;&quot;)" office:value-type="float" office:value="3.11506080449018" calcext:value-type="float">
            <text:p>3,1</text:p>
          </table:table-cell>
          <table:table-cell table:formula="of:=IF(ISNUMBER([.L55]);[.J55]/[.L55];&quot;&quot;)" office:value-type="float" office:value="11.1731843575419" calcext:value-type="float">
            <text:p>11,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,4</text:p>
          </table:table-cell>
          <table:table-cell table:formula="of:=IF(ISNUMBER([.F56]);[.E56]/[.F56];&quot;&quot;)" office:value-type="float" office:value="2.40160106737825" calcext:value-type="float">
            <text:p>2,4</text:p>
          </table:table-cell>
          <table:table-cell table:formula="of:=IF(ISNUMBER([.L56]);[.J56]/[.L56];&quot;&quot;)" office:value-type="float" office:value="9.46372239747634" calcext:value-type="float">
            <text:p>9,5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.7" calcext:value-type="float">
            <text:p>45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?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57]);[.E57]/[.F57];&quot;&quot;)" office:value-type="float" office:value="2.5382932166302" calcext:value-type="float">
            <text:p>2,5</text:p>
          </table:table-cell>
          <table:table-cell table:formula="of:=IF(ISNUMBER([.L57]);[.J57]/[.L57];&quot;&quot;)" office:value-type="float" office:value="10" calcext:value-type="float">
            <text:p>1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40.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40" calcext:value-type="float">
            <text:p>240</text:p>
          </table:table-cell>
          <table:table-cell office:value-type="float" office:value="70.9" calcext:value-type="float">
            <text:p>70,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formula="of:=IF(ISNUMBER([.F58]);[.E58]/[.F58];&quot;&quot;)" office:value-type="float" office:value="3.38504936530324" calcext:value-type="float">
            <text:p>3,4</text:p>
          </table:table-cell>
          <table:table-cell table:formula="of:=IF(ISNUMBER([.L58]);[.J58]/[.L58];&quot;&quot;)" office:value-type="float" office:value="14.2857142857143" calcext:value-type="float">
            <text:p>14,3</text:p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1440.3(3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00" calcext:value-type="float">
            <text:p>2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formula="of:=IF(ISNUMBER([.F59]);[.E59]/[.F59];&quot;&quot;)" office:value-type="float" office:value="3.51493848857645" calcext:value-type="float">
            <text:p>3,5</text:p>
          </table:table-cell>
          <table:table-cell table:formula="of:=IF(ISNUMBER([.L59]);[.J59]/[.L59];&quot;&quot;)" office:value-type="float" office:value="13.3928571428571" calcext:value-type="float">
            <text:p>13,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42.2</text:p>
          </table:table-cell>
          <table:table-cell office:value-type="string" calcext:value-type="string">
            <text:p>TALENT 2 (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2.3" calcext:value-type="float">
            <text:p>72,3</text:p>
          </table:table-cell>
          <table:table-cell office:value-type="float" office:value="4" calcext:value-type="float">
            <text:p>4</text:p>
          </table:table-cell>
          <table:table-cell table:formula="of:=2*[.G60]+2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280" calcext:value-type="float">
            <text:p>2280</text:p>
          </table:table-cell>
          <table:table-cell office:value-type="float" office:value="160" calcext:value-type="float">
            <text:p>160</text:p>
          </table:table-cell>
          <table:table-cell table:formula="of:=0.5*(114+173)-0.07*[.E60]" office:value-type="float" office:value="126" calcext:value-type="float">
            <text:p>126</text:p>
          </table:table-cell>
          <table:table-cell table:formula="of:=IF(ISNUMBER([.F60]);[.E60]/[.F60];&quot;&quot;)" office:value-type="float" office:value="3.45781466113416" calcext:value-type="float">
            <text:p>3,5</text:p>
          </table:table-cell>
          <table:table-cell table:formula="of:=IF(ISNUMBER([.L60]);[.J60]/[.L60];&quot;&quot;)" office:value-type="float" office:value="18.0952380952381" calcext:value-type="float">
            <text:p>18,1</text:p>
          </table:table-cell>
          <table:table-cell office:value-type="string" calcext:value-type="string">
            <text:p>Leermasse aus 3- und 5-Teiler interpolier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office:value-type="float" office:value="161" calcext:value-type="float">
            <text:p>161</text:p>
          </table:table-cell>
          <table:table-cell office:value-type="float" office:value="52.16" calcext:value-type="float">
            <text:p>52,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96.5" calcext:value-type="float">
            <text:p>96,5</text:p>
          </table:table-cell>
          <table:table-cell table:formula="of:=IF(ISNUMBER([.F61]);[.E61]/[.F61];&quot;&quot;)" office:value-type="float" office:value="3.08665644171779" calcext:value-type="float">
            <text:p>3,1</text:p>
          </table:table-cell>
          <table:table-cell table:formula="of:=IF(ISNUMBER([.L61]);[.J61]/[.L61];&quot;&quot;)" office:value-type="float" office:value="10.4663212435233" calcext:value-type="float">
            <text:p>10,5</text:p>
          </table:table-cell>
          <table:table-cell office:value-type="string" calcext:value-type="string">
            <text:p>Jeweils Maximalwerte von Wiki’s Bereiche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F62]);[.E62]/[.F62];&quot;&quot;)" office:value-type="float" office:value="2.57731958762887" calcext:value-type="float">
            <text:p>2,6</text:p>
          </table:table-cell>
          <table:table-cell table:formula="of:=IF(ISNUMBER([.L62]);[.J62]/[.L62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F63]);[.E63]/[.F63];&quot;&quot;)" office:value-type="string" office:string-value="" calcext:value-type="error">
            <text:p>#WERT!</text:p>
          </table:table-cell>
          <table:table-cell table:formula="of:=IF(ISNUMBER([.L63]);[.J63]/[.L63];&quot;&quot;)">
            <text:p/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F64]);[.E64]/[.F64];&quot;&quot;)" office:value-type="float" office:value="3.3167495854063" calcext:value-type="float">
            <text:p>3,3</text:p>
          </table:table-cell>
          <table:table-cell table:formula="of:=IF(ISNUMBER([.L64]);[.J64]/[.L64];&quot;&quot;)" office:value-type="float" office:value="7.95918367346939" calcext:value-type="float">
            <text:p>8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F65]);[.E65]/[.F65];&quot;&quot;)" office:value-type="float" office:value="2.84562485179037" calcext:value-type="float">
            <text:p>2,8</text:p>
          </table:table-cell>
          <table:table-cell table:formula="of:=IF(ISNUMBER([.L65]);[.J65]/[.L65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6T22:51:48.365993283</dc:date>
    <dc:creator>Bjørn Bäuchle</dc:creator>
    <meta:editing-duration>PT8H37M20S</meta:editing-duration>
    <meta:editing-cycles>19</meta:editing-cycles>
    <meta:generator>LibreOffice/7.3.7.2$Linux_X86_64 LibreOffice_project/30$Build-2</meta:generator>
    <meta:document-statistic meta:table-count="1" meta:cell-count="877" meta:object-count="0"/>
  </office:meta>
</office:document-meta>
</file>